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4.68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nc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6:59:3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521" calcext:value-type="float">
            <text:p>0.3521</text:p>
          </table:table-cell>
          <table:table-cell office:value-type="float" office:value="19.498" calcext:value-type="float">
            <text:p>19.49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6339" calcext:value-type="float">
            <text:p>0.63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9:4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539" calcext:value-type="float">
            <text:p>0.3539</text:p>
          </table:table-cell>
          <table:table-cell office:value-type="float" office:value="19.4306" calcext:value-type="float">
            <text:p>19.4306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6311" calcext:value-type="float">
            <text:p>0.63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9:5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27" calcext:value-type="float">
            <text:p>0.3527</text:p>
          </table:table-cell>
          <table:table-cell office:value-type="float" office:value="19.4407" calcext:value-type="float">
            <text:p>19.4407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0:1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76" calcext:value-type="float">
            <text:p>0.3476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6396" calcext:value-type="float">
            <text:p>0.6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0:1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.3664" calcext:value-type="float">
            <text:p>19.3664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0:26</text:p>
          </table:table-cell>
          <table:table-cell table:style-name="ce4"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862" calcext:value-type="float">
            <text:p>0.3862</text:p>
          </table:table-cell>
          <table:table-cell table:style-name="ce2" office:value-type="float" office:value="20.3687" calcext:value-type="float">
            <text:p>20.3687</text:p>
          </table:table-cell>
          <table:table-cell office:value-type="float" office:value="0.9038" calcext:value-type="float">
            <text:p>0.9038</text:p>
          </table:table-cell>
          <table:table-cell table:style-name="ce2" office:value-type="float" office:value="0.5999" calcext:value-type="float">
            <text:p>0.5999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4:54</text:p>
          </table:table-cell>
          <table:table-cell table:style-name="ce2"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71" calcext:value-type="float">
            <text:p>0.371</text:p>
          </table:table-cell>
          <table:table-cell office:value-type="float" office:value="19.9618" calcext:value-type="float">
            <text:p>19.9618</text:p>
          </table:table-cell>
          <table:table-cell office:value-type="float" office:value="0.9716" calcext:value-type="float">
            <text:p>0.9716</text:p>
          </table:table-cell>
          <table:table-cell table:style-name="ce2" office:value-type="float" office:value="0.6255" calcext:value-type="float">
            <text:p>0.625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05:0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624" calcext:value-type="float">
            <text:p>0.3624</text:p>
          </table:table-cell>
          <table:table-cell table:style-name="ce2" office:value-type="float" office:value="20.1778" calcext:value-type="float">
            <text:p>20.177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303" calcext:value-type="float">
            <text:p>0.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2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95" calcext:value-type="float">
            <text:p>0.3595</text:p>
          </table:table-cell>
          <table:table-cell office:value-type="float" office:value="19.561" calcext:value-type="float">
            <text:p>19.561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6372" calcext:value-type="float">
            <text:p>0.6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3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94" calcext:value-type="float">
            <text:p>0.3494</text:p>
          </table:table-cell>
          <table:table-cell office:value-type="float" office:value="19.4303" calcext:value-type="float">
            <text:p>19.4303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6455" calcext:value-type="float">
            <text:p>0.6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42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557" calcext:value-type="float">
            <text:p>0.3557</text:p>
          </table:table-cell>
          <table:table-cell office:value-type="float" office:value="19.312" calcext:value-type="float">
            <text:p>19.312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385" calcext:value-type="float">
            <text:p>0.6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5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468" calcext:value-type="float">
            <text:p>0.3468</text:p>
          </table:table-cell>
          <table:table-cell office:value-type="float" office:value="19.5967" calcext:value-type="float">
            <text:p>19.5967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49" calcext:value-type="float">
            <text:p>0.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1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792" calcext:value-type="float">
            <text:p>0.3792</text:p>
          </table:table-cell>
          <table:table-cell office:value-type="float" office:value="18.7044" calcext:value-type="float">
            <text:p>18.7044</text:p>
          </table:table-cell>
          <table:table-cell office:value-type="float" office:value="0.9626" calcext:value-type="float">
            <text:p>0.9626</text:p>
          </table:table-cell>
          <table:table-cell table:style-name="ce2" office:value-type="float" office:value="0.616" calcext:value-type="float">
            <text:p>0.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3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645" calcext:value-type="float">
            <text:p>0.3645</text:p>
          </table:table-cell>
          <table:table-cell table:style-name="ce2" office:value-type="float" office:value="19.1371" calcext:value-type="float">
            <text:p>19.1371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6168" calcext:value-type="float">
            <text:p>0.6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4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68" calcext:value-type="float">
            <text:p>0.3568</text:p>
          </table:table-cell>
          <table:table-cell office:value-type="float" office:value="18.7404" calcext:value-type="float">
            <text:p>18.740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6335" calcext:value-type="float">
            <text:p>0.6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52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725" calcext:value-type="float">
            <text:p>0.3725</text:p>
          </table:table-cell>
          <table:table-cell office:value-type="float" office:value="19.0718" calcext:value-type="float">
            <text:p>19.0718</text:p>
          </table:table-cell>
          <table:table-cell office:value-type="float" office:value="0.9155" calcext:value-type="float">
            <text:p>0.9155</text:p>
          </table:table-cell>
          <table:table-cell table:style-name="ce2" office:value-type="float" office:value="0.616" calcext:value-type="float">
            <text:p>0.61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6:54:05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395" calcext:value-type="float">
            <text:p>0.3395</text:p>
          </table:table-cell>
          <table:table-cell office:value-type="float" office:value="18.9463" calcext:value-type="float">
            <text:p>18.94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647" calcext:value-type="float">
            <text:p>0.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4:1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601" calcext:value-type="float">
            <text:p>0.3601</text:p>
          </table:table-cell>
          <table:table-cell office:value-type="float" office:value="19.0546" calcext:value-type="float">
            <text:p>19.0546</text:p>
          </table:table-cell>
          <table:table-cell office:value-type="float" office:value="0.893" calcext:value-type="float">
            <text:p>0.893</text:p>
          </table:table-cell>
          <table:table-cell office:value-type="float" office:value="0.6255" calcext:value-type="float">
            <text:p>0.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0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618" calcext:value-type="float">
            <text:p>0.3618</text:p>
          </table:table-cell>
          <table:table-cell table:style-name="ce2" office:value-type="float" office:value="19.4394" calcext:value-type="float">
            <text:p>19.4394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6308" calcext:value-type="float">
            <text:p>0.6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27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713" calcext:value-type="float">
            <text:p>0.3713</text:p>
          </table:table-cell>
          <table:table-cell office:value-type="float" office:value="19.257" calcext:value-type="float">
            <text:p>19.25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6218" calcext:value-type="float">
            <text:p>0.6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38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497" calcext:value-type="float">
            <text:p>0.3497</text:p>
          </table:table-cell>
          <table:table-cell office:value-type="float" office:value="18.9197" calcext:value-type="float">
            <text:p>18.9197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6394" calcext:value-type="float">
            <text:p>0.6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48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793" calcext:value-type="float">
            <text:p>0.3793</text:p>
          </table:table-cell>
          <table:table-cell office:value-type="float" office:value="19.2067" calcext:value-type="float">
            <text:p>19.2067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6147" calcext:value-type="float">
            <text:p>0.6147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6:48:5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711" calcext:value-type="float">
            <text:p>0.3711</text:p>
          </table:table-cell>
          <table:table-cell office:value-type="float" office:value="19.1138" calcext:value-type="float">
            <text:p>19.1138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208" calcext:value-type="float">
            <text:p>0.6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9:0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796" calcext:value-type="float">
            <text:p>0.3796</text:p>
          </table:table-cell>
          <table:table-cell office:value-type="float" office:value="19.1084" calcext:value-type="float">
            <text:p>19.1084</text:p>
          </table:table-cell>
          <table:table-cell office:value-type="float" office:value="0.9082" calcext:value-type="float">
            <text:p>0.9082</text:p>
          </table:table-cell>
          <table:table-cell table:style-name="ce2" office:value-type="float" office:value="0.6085" calcext:value-type="float">
            <text:p>0.608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Fencing-anime1'.A1:'Fencing-anime1'.N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46:17.214877807</dc:date>
    <meta:editing-duration>PT17M40S</meta:editing-duration>
    <meta:editing-cycles>3</meta:editing-cycles>
    <meta:generator>LibreOffice/7.3.7.2$Linux_X86_64 LibreOffice_project/30$Build-2</meta:generator>
    <meta:document-statistic meta:table-count="1" meta:cell-count="257" meta:object-count="0"/>
  </office:meta>
</office:document-meta>
</file>